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none" fo:font-weight="normal" officeooo:rsid="002024ba" officeooo:paragraph-rsid="001ab41e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91a4" officeooo:paragraph-rsid="001ab41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ab41e" officeooo:paragraph-rsid="001ab41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35f96" officeooo:paragraph-rsid="00235f96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7100b" officeooo:paragraph-rsid="0027100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70ba" officeooo:paragraph-rsid="002a70b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c4062" officeooo:paragraph-rsid="002c4062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37ff25" officeooo:paragraph-rsid="0037ff25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b41e" officeooo:paragraph-rsid="001ab41e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1cecb" officeooo:paragraph-rsid="0021cecb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627a3" officeooo:paragraph-rsid="003627a3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8a9b3" officeooo:paragraph-rsid="0028a9b3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c4062" officeooo:paragraph-rsid="002c4062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1cecb" officeooo:paragraph-rsid="0021cecb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3627a3" officeooo:paragraph-rsid="003627a3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officeooo:paragraph-rsid="001ab41e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83733" officeooo:paragraph-rsid="00383733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afa3b" officeooo:paragraph-rsid="003afa3b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cb0ad" officeooo:paragraph-rsid="003cb0a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3f4ba5" officeooo:paragraph-rsid="003f4ba5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40086c" officeooo:paragraph-rsid="0040086c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normal" officeooo:rsid="003f4ba5" officeooo:paragraph-rsid="003f4ba5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383733" officeooo:paragraph-rsid="00383733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8pt" fo:font-style="normal" style:text-underline-style="solid" style:text-underline-width="auto" style:text-underline-color="font-color" fo:font-weight="bold" officeooo:rsid="003f4ba5" officeooo:paragraph-rsid="003f4ba5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8pt" fo:font-style="normal" style:text-underline-style="solid" style:text-underline-width="auto" style:text-underline-color="font-color" fo:font-weight="bold" officeooo:rsid="003f4ba5" officeooo:paragraph-rsid="003f4ba5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color="#000000" fo:font-size="18pt" fo:font-style="normal" style:text-underline-style="solid" style:text-underline-width="auto" style:text-underline-color="font-color" fo:font-weight="bold" officeooo:rsid="003f4ba5" officeooo:paragraph-rsid="003f4ba5" style:font-size-asian="15.75pt" style:font-style-asian="normal" style:font-weight-asian="bold" style:font-size-complex="18pt" style:font-style-complex="normal" style:font-weight-complex="bold"/>
    </style:style>
    <style:style style:name="P2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9" style:family="paragraph">
      <loext:graphic-properties draw:fill="solid" draw:fill-color="#eeeeee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2081e5"/>
    </style:style>
    <style:style style:name="T2" style:family="text">
      <style:text-properties officeooo:rsid="001ab41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1c830b"/>
    </style:style>
    <style:style style:name="T7" style:family="text">
      <style:text-properties style:text-underline-style="none" officeooo:rsid="0020c0ea"/>
    </style:style>
    <style:style style:name="T8" style:family="text">
      <style:text-properties style:text-underline-style="none" officeooo:rsid="00254637"/>
    </style:style>
    <style:style style:name="T9" style:family="text">
      <style:text-properties style:text-underline-style="none" officeooo:rsid="002c4062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20c0ea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c4062" style:font-style-asian="italic" style:font-weight-asian="normal" style:font-style-complex="italic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officeooo:rsid="0021cecb"/>
    </style:style>
    <style:style style:name="T16" style:family="text">
      <style:text-properties fo:color="#c9211e"/>
    </style:style>
    <style:style style:name="T17" style:family="text">
      <style:text-properties fo:color="#c9211e" fo:font-style="normal" style:text-underline-style="none" fo:font-weight="bold" officeooo:rsid="001ab41e" style:font-style-asian="normal" style:font-weight-asian="bold" style:font-style-complex="normal" style:font-weight-complex="bold"/>
    </style:style>
    <style:style style:name="T18" style:family="text">
      <style:text-properties fo:color="#c9211e"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c4062"/>
    </style:style>
    <style:style style:name="T21" style:family="text">
      <style:text-properties fo:font-style="normal" style:text-underline-style="none" fo:font-weight="bold" officeooo:rsid="0020c0ea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bold" officeooo:rsid="001ab41e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normal" officeooo:rsid="001c830b" style:font-style-asian="normal" style:font-weight-asian="normal" style:font-style-complex="normal" style:font-weight-complex="normal"/>
    </style:style>
    <style:style style:name="T24" style:family="text">
      <style:text-properties fo:color="#3465a4"/>
    </style:style>
    <style:style style:name="T25" style:family="text">
      <style:text-properties fo:color="#3465a4" style:text-underline-style="none"/>
    </style:style>
    <style:style style:name="T26" style:family="text">
      <style:text-properties officeooo:rsid="002cb272"/>
    </style:style>
    <style:style style:name="T27" style:family="text">
      <style:text-properties officeooo:rsid="00383733"/>
    </style:style>
    <style:style style:name="T28" style:family="text">
      <style:text-properties officeooo:rsid="00398eac"/>
    </style:style>
    <style:style style:name="T29" style:family="text">
      <style:text-properties officeooo:rsid="003ed70d"/>
    </style:style>
    <style:style style:name="T30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c9211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8" style:family="text">
      <style:text-properties fo:color="#3465a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00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02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ponais - Grammaire &amp; Thème <text:span text:style-name="T2">2</text:span></text:p>
      <text:p text:style-name="P1">par NODA Hiroko<text:span text:style-name="T1"> (hiroko.noda@univ-lyon3.fr)</text:span></text:p>
      <text:p text:style-name="P1"><draw:frame text:anchor-type="paragraph" draw:z-index="0" draw:name="Shape1" draw:style-name="gr1" draw:text-style-name="P29" svg:width="3.0925in" svg:height="10.4315in" svg:x="4.3154in" svg:y="0.0898in"><draw:text-box><text:p><text:span text:style-name="T33">は</text:span><text:span text:style-name="T34">：</text:span><text:span text:style-name="T34">(ha – wa) </text:span><text:span text:style-name="T31">particule définissant le thème de la phrase.</text:span></text:p><text:p><text:span text:style-name="T34"/></text:p><text:p><text:span text:style-name="T33">です</text:span><text:span text:style-name="T34">： “</text:span><text:span text:style-name="T34">Desu” : </text:span><text:span text:style-name="T31">synonyme du verbe ‘être’, utilisé pour rendre la phrase plus ‘polie’.</text:span></text:p><text:p><text:span text:style-name="T31"/></text:p><text:p><text:span text:style-name="T35">ではありません</text:span><text:span text:style-name="T30">：</text:span></text:p><text:p><text:span text:style-name="T36">De</text:span><text:span text:style-name="T37">wa</text:span><text:span text:style-name="T36">arimasen :</text:span></text:p><text:p><text:span text:style-name="T31">Négation de ‘desu’ </text:span><text:span text:style-name="T32">(s’écrit avec le ‘ha’ mais se prononce ‘wa’)</text:span></text:p><text:p><text:span text:style-name="T30"/></text:p><text:p><text:span text:style-name="T38">さん</text:span><text:span text:style-name="T30">： “</text:span><text:span text:style-name="T30">San” : </text:span><text:span text:style-name="T31">suffixe pour dire ‘monsieur’ ou ‘madame’.</text:span></text:p><text:p><text:span text:style-name="T31"/></text:p><text:p><text:span text:style-name="T30">会社：かいしゃ：</text:span></text:p><text:p><text:span text:style-name="T31">Kaisha : une entreprise</text:span></text:p><text:p><text:span text:style-name="T31"/></text:p><text:p><text:span text:style-name="T30">員：いん：</text:span></text:p><text:p><text:span text:style-name="T31">In : un membre</text:span></text:p><text:p><text:span text:style-name="T31"/></text:p><text:p><text:span text:style-name="T30">会社員：かいしゃいん：</text:span></text:p><text:p><text:span text:style-name="T31">Kaishain : un employé</text:span></text:p><text:p><text:span text:style-name="T31"/></text:p><text:p><text:span text:style-name="T30">人：ひと・じん　：</text:span></text:p><text:p><text:span text:style-name="T39">Hito </text:span><text:span text:style-name="T32">quand utilisé seul, </text:span><text:span text:style-name="T39">Jin </text:span><text:span text:style-name="T32">lorsqu’utilisé comme suffixe.</text:span></text:p><text:p><text:span text:style-name="T32">= une personne</text:span></text:p><text:p><text:span text:style-name="T31"/></text:p><text:p><text:span text:style-name="T35">...</text:span><text:span text:style-name="T35">か？</text:span><text:span text:style-name="T30">: ‘ka’ :</text:span></text:p><text:p><text:span text:style-name="T31">Particule utilisée pour poser une question. </text:span><text:span text:style-name="T40">(Le point d’interrogation n’est historiquement pas utilisé en japonais, mais accepté)</text:span></text:p></draw:text-box></draw:frame></text:p>
      <text:p text:style-name="P9">Leçon 1 :</text:p>
      <text:p text:style-name="P9">1. <text:span text:style-name="T15"><text:tab/></text:span>a )</text:p>
      <text:p text:style-name="P9"><text:span text:style-name="T5"/></text:p>
      <text:p text:style-name="P16"><text:span text:style-name="T21">（</text:span><text:span text:style-name="T22">わたし</text:span><text:span text:style-name="T17">は</text:span><text:span text:style-name="T22">、）マイク</text:span><text:span text:style-name="T23">・</text:span><text:span text:style-name="T22">ミラー</text:span><text:span text:style-name="T17">です</text:span><text:span text:style-name="T22">。</text:span></text:p>
      <text:p text:style-name="P3"><text:span text:style-name="T7"><text:s text:c="4"/></text:span><text:span text:style-name="T9"><text:s/></text:span><text:span text:style-name="T4">Watashi </text:span><text:span text:style-name="T9"><text:s/></text:span><text:span text:style-name="T18">ha</text:span><text:span text:style-name="T4">, </text:span><text:span text:style-name="T7"><text:tab/> <text:s/></text:span><text:span text:style-name="T9"><text:s text:c="5"/></text:span><text:span text:style-name="T4">Maiku </text:span><text:span text:style-name="T7"><text:s text:c="4"/></text:span><text:span text:style-name="T9"><text:s/></text:span><text:span text:style-name="T4">Miraa </text:span><text:span text:style-name="T7"><text:s text:c="2"/></text:span><text:span text:style-name="T9"><text:s text:c="2"/></text:span><text:span text:style-name="T18">desu</text:span><text:span text:style-name="T6">.</text:span></text:p>
      <text:p text:style-name="P3"><text:span text:style-name="T8"><text:tab/></text:span><text:span text:style-name="T4">（私）<text:tab/></text:span><text:span text:style-name="T8"> <text:s/></text:span><text:span text:style-name="T9"><text:s text:c="5"/></text:span><text:span text:style-name="T11">Mike </text:span><text:span text:style-name="T12"><text:s text:c="7"/></text:span><text:span text:style-name="T13"><text:s/></text:span><text:span text:style-name="T11">Miller</text:span></text:p>
      <text:p text:style-name="P3"><text:span text:style-name="T11"/></text:p>
      <text:p text:style-name="P9"><text:span text:style-name="T11"/></text:p>
      <text:p text:style-name="P10"><text:span text:style-name="T4"><text:s text:c="3"/><text:tab/></text:span>b )</text:p>
      <text:p text:style-name="P10"/>
      <text:p text:style-name="P14">ミラー<text:span text:style-name="T24">さん</text:span><text:span text:style-name="T16">は</text:span>、アメリカ人<text:span text:style-name="T16">です</text:span>。</text:p>
      <text:p text:style-name="P4">Miraa <text:s text:c="3"/><text:span text:style-name="T20"><text:s text:c="2"/></text:span><text:span text:style-name="T24">san</text:span> <text:s text:c="2"/><text:span text:style-name="T16">ha</text:span>,<text:span text:style-name="T20"> <text:s text:c="5"/></text:span>Amerika <text:s/><text:span text:style-name="T20"><text:s text:c="3"/></text:span>jin <text:span text:style-name="T20"><text:s/></text:span><text:span text:style-name="T16">desu</text:span>.</text:p>
      <text:p text:style-name="P5"><text:tab/><text:tab/><text:tab/><text:tab/> <text:s text:c="7"/><text:span text:style-name="T20"><text:s text:c="5"/></text:span><text:span text:style-name="T10">じん</text:span></text:p>
      <text:p text:style-name="P6"><text:tab/><text:tab/><text:tab/></text:p>
      <text:p text:style-name="P5"><text:span text:style-name="T3"/></text:p>
      <text:p text:style-name="P12"><text:span text:style-name="T3"><text:tab/></text:span><text:span text:style-name="T19">c )</text:span></text:p>
      <text:p text:style-name="P12"><text:span text:style-name="T5"/></text:p>
      <text:p text:style-name="P13">ミラー<text:span text:style-name="T24">さん</text:span><text:span text:style-name="T16">は</text:span>、会社員<text:span text:style-name="T16">です</text:span>。</text:p>
      <text:p text:style-name="P7">Miraa <text:s text:c="5"/><text:span text:style-name="T24">san</text:span> <text:s text:c="3"/><text:span text:style-name="T16">ha</text:span>, <text:s text:c="4"/>kaishain <text:span text:style-name="T26"><text:s/></text:span><text:span text:style-name="T16">desu</text:span>.</text:p>
      <text:p text:style-name="P7"><text:tab/><text:tab/> <text:s text:c="3"/><text:span text:style-name="T26"><text:s text:c="8"/></text:span><text:span text:style-name="T10">un(e) employé(e)</text:span></text:p>
      <text:p text:style-name="P12"><text:span text:style-name="T5"/></text:p>
      <text:p text:style-name="P11">2. <text:tab/>a )</text:p>
      <text:p text:style-name="P11"/>
      <text:p text:style-name="P15"><text:span text:style-name="T27">- </text:span>ミラーさんは、アメリカ人です<text:span text:style-name="T16">か？</text:span></text:p>
      <text:p text:style-name="P8"><text:span text:style-name="T27">- <text:s/></text:span>Miraa <text:s text:c="5"/>san <text:s text:c="3"/>ha, <text:s text:c="4"/>Amerika <text:s text:c="3"/>jin <text:s/>desu <text:s/><text:span text:style-name="T16">ka</text:span> <text:span text:style-name="T16">?</text:span></text:p>
      <text:p text:style-name="P8"><text:span text:style-name="T16"/></text:p>
      <text:p text:style-name="P8"><text:span text:style-name="T16"/></text:p>
      <text:p text:style-name="P23">- <text:s/>はい、アメリカ人です。</text:p>
      <text:p text:style-name="P17">- <text:s text:c="2"/>Hai, <text:s text:c="8"/>Amerika<text:tab/>jin<text:span text:style-name="T28"> </text:span><text:s/>desu.</text:p>
      <text:p text:style-name="P17">ーーーーーーーーーーーーーーーーーーーーーーー</text:p>
      <text:p text:style-name="P18">- <text:s/><text:span text:style-name="T14">いいえ、アメリカ人ではありません。</text:span></text:p>
      <text:p text:style-name="P18">- <text:s text:c="2"/>Iie, <text:s text:c="6"/><text:tab/> <text:s text:c="4"/>Amerkia<text:tab/> <text:s text:c="3"/>jin <text:s/>dewaarimsen.</text:p>
      <text:p text:style-name="P19"><text:tab/><text:tab/><text:span text:style-name="T14">、フランス人です。</text:span></text:p>
      <text:p text:style-name="P19"><text:span text:style-name="T14"><text:tab/><text:tab/></text:span> <text:s text:c="5"/>Furansu <text:s text:c="3"/><text:span text:style-name="T29"><text:s/></text:span>jin <text:s/>desu.</text:p>
      <text:p text:style-name="P26"><draw:frame text:anchor-type="paragraph" draw:z-index="1" draw:name="Shape1_0" draw:style-name="gr1" draw:text-style-name="P28" svg:width="3.0925in" svg:height="10.4315in" svg:x="4.3154in" svg:y="0.0898in"><draw:text-box><text:p text:style-name="P27"><text:span text:style-name="T30">誰：だれ：</text:span></text:p><text:p text:style-name="P27"><text:span text:style-name="T31">‘</text:span><text:span text:style-name="T31">Dare’ <text:s/>= qui</text:span></text:p><text:p text:style-name="P27"><text:span text:style-name="T31"/></text:p><text:p text:style-name="P27"><text:span text:style-name="T30">どなた：</text:span></text:p><text:p text:style-name="P27"><text:span text:style-name="T31">‘</text:span><text:span text:style-name="T31">Donata’ = version plus polie de ‘dare’</text:span></text:p><text:p text:style-name="P27"><text:span text:style-name="T31"/></text:p><text:p text:style-name="P27"><text:span text:style-name="T30">方：かた：</text:span></text:p><text:p text:style-name="P27"><text:span text:style-name="T31">‘</text:span><text:span text:style-name="T31">Kata’ = version plus polie que ‘hito’ </text:span><text:span text:style-name="T32">(ne peut être utilisé seul)</text:span></text:p><text:p text:style-name="P27"><text:span text:style-name="T32"/></text:p><text:p text:style-name="P27"><text:span text:style-name="T30">の：</text:span></text:p><text:p text:style-name="P27"><text:span text:style-name="T31">‘</text:span><text:span text:style-name="T31">No’ = particule définissant la possession.</text:span></text:p><text:p text:style-name="P27"><text:span text:style-name="T31"/></text:p><text:p text:style-name="P27"><text:span text:style-name="T30">社員：しゃいん：</text:span></text:p><text:p text:style-name="P27"><text:span text:style-name="T31">‘</text:span><text:span text:style-name="T31">Shain’ utilisé seul pour dire ‘employé’ si précédé du nom de l’entreprise. </text:span></text:p></draw:text-box></draw:frame>3. <text:tab/>a )</text:p>
      <text:p text:style-name="P24"><text:span text:style-name="T5"/></text:p>
      <text:p text:style-name="P25"><text:span text:style-name="T4">あの</text:span><text:span text:style-name="T18">人</text:span><text:span text:style-name="T4">は、</text:span><text:span text:style-name="T18">誰</text:span><text:span text:style-name="T4">ですか？</text:span></text:p>
      <text:p text:style-name="P20"><text:span text:style-name="T4">Ano <text:s/></text:span><text:span text:style-name="T18">hito</text:span><text:span text:style-name="T4"> ha, <text:s text:c="2"/></text:span><text:span text:style-name="T18">dare</text:span><text:span text:style-name="T4"> desu ka ?</text:span></text:p>
      <text:p text:style-name="P25"><text:span text:style-name="T4"/></text:p>
      <text:p text:style-name="P25"><text:span text:style-name="T4">あの</text:span><text:span text:style-name="T18">方</text:span><text:span text:style-name="T4">は、</text:span><text:span text:style-name="T18">どなた</text:span><text:span text:style-name="T4">ですか？</text:span></text:p>
      <text:p text:style-name="P22"><text:span text:style-name="T4">Ano <text:s/></text:span><text:span text:style-name="T18">kata</text:span><text:span text:style-name="T4"> ha, <text:s text:c="4"/></text:span><text:span text:style-name="T18">donata</text:span><text:span text:style-name="T4"> <text:s text:c="3"/>desu <text:s text:c="2"/>ka ?</text:span></text:p>
      <text:p text:style-name="P25"><text:span text:style-name="T4"/></text:p>
      <text:p text:style-name="P25"><text:span text:style-name="T4">ミラーさんです。IMC</text:span><text:span text:style-name="T25">の</text:span><text:span text:style-name="T18">社員</text:span><text:span text:style-name="T4">です。</text:span></text:p>
      <text:p text:style-name="P21"><text:span text:style-name="T4"><text:s/>Miraa <text:s text:c="5"/>san <text:s text:c="4"/>desu. <text:s text:c="5"/>IMC <text:s text:c="3"/>no <text:s/></text:span><text:span text:style-name="T18">shain</text:span><text:span text:style-name="T4"> <text:s text:c="2"/>des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4:05:01.951874041</meta:creation-date>
    <meta:generator>LibreOffice/6.4.5.2$Linux_X86_64 LibreOffice_project/40$Build-2</meta:generator>
    <dc:date>2020-09-09T15:22:21.792808571</dc:date>
    <meta:editing-duration>PT1H17M2S</meta:editing-duration>
    <meta:editing-cycles>39</meta:editing-cycles>
    <meta:document-statistic meta:table-count="0" meta:image-count="0" meta:object-count="0" meta:page-count="2" meta:paragraph-count="33" meta:word-count="255" meta:character-count="802" meta:non-whitespace-character-count="519"/>
  </office:meta>
</office:document-meta>
</file>